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2" draw:text-style-name="P1" draw:layer="layout" draw:type="curve" svg:x1="4.114cm" svg:y1="6.348cm" svg:x2="8.211cm" svg:y2="12.434cm" draw:start-shape="id3" draw:start-glue-point="8" draw:end-shape="id4" draw:end-glue-point="6" svg:d="M4114 6348c0 4058 1365 6086 4097 6086" svg:viewBox="0 0 4098 6087">
          <text:p/>
        </draw:connector>
        <draw:connector draw:style-name="gr2" draw:text-style-name="P1" draw:layer="layout" draw:type="curve" svg:x1="10.273cm" svg:y1="12.434cm" svg:x2="14.357cm" svg:y2="10.872cm" draw:start-shape="id4" draw:start-glue-point="10" draw:end-shape="id2" draw:end-glue-point="8" svg:d="M10273 12434c2723 0 4084-520 4084-1562" svg:viewBox="0 0 4085 1563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592cm" svg:y="9.406cm">
          <draw:text-box>
            <text:p><text:span text:style-name="T1">8</text:span></text:p>
          </draw:text-box>
        </draw:frame>
        <draw:frame draw:style-name="gr3" draw:text-style-name="P3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5" draw:text-style-name="P1" draw:layer="layout" svg:width="3.601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41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frame draw:style-name="gr3" draw:layer="layout" svg:width="0.853cm" svg:height="0.962cm" svg:x="8.788cm" svg:y="13.336cm">
          <draw:text-box>
            <text:p>d</text:p>
          </draw:text-box>
        </draw:frame>
        <draw:frame draw:style-name="gr3" draw:layer="layout" svg:width="0.68cm" svg:height="0.962cm" svg:x="2.23cm" svg:y="4.853cm">
          <draw:text-box>
            <text:p>f</text:p>
          </draw:text-box>
        </draw:frame>
        <draw:connector draw:style-name="gr6" draw:text-style-name="P1" draw:layer="layout" draw:type="line" svg:x1="11.383cm" svg:y1="11.028cm" svg:x2="9.985cm" svg:y2="11.829cm" svg:d="M11383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9:10:41.400344713</dc:date>
    <dc:creator>elucterio </dc:creator>
    <meta:editing-duration>PT45M19S</meta:editing-duration>
    <meta:editing-cycles>14</meta:editing-cycles>
    <meta:generator>LibreOffice/4.2.8.2$Linux_X86_64 LibreOffice_project/42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6</mn>
    </mrow>
    <annotation encoding="StarMath 5.0">sum p_i = 26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4</mn>
    </mrow>
    <annotation encoding="StarMath 5.0">sum q_i = 24 </annotation>
  </semantics>
</math>
</file>